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5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02cm"/>
    </style:style>
    <style:style style:name="co4" style:family="table-column">
      <style:table-column-properties fo:break-before="auto" style:column-width="6.396cm"/>
    </style:style>
    <style:style style:name="co5" style:family="table-column">
      <style:table-column-properties fo:break-before="auto" style:column-width="2.974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cc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ffcc"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/>
    </style:style>
    <style:style style:name="ce6" style:family="table-cell" style:parent-style-name="Default">
      <style:table-cell-properties fo:border="0.002cm solid #000000"/>
      <style:text-properties style:font-name="Arial"/>
    </style:style>
    <style:style style:name="ce7" style:family="table-cell" style:parent-style-name="Default">
      <style:table-cell-properties fo:background-color="#ffffcc" fo:border="0.002cm solid #000000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État des lieux" table:style-name="ta1" table:print="false">
        <table:table-column table:style-name="co1" table:default-cell-style-name="ce1"/>
        <table:table-column table:style-name="co2" table:default-cell-style-name="ce6"/>
        <table:table-column table:style-name="co2" table:number-columns-repeated="5" table:default-cell-style-name="ce3"/>
        <table:table-row table:style-name="ro1">
          <table:table-cell/>
          <table:table-cell table:style-name="ce5" office:value-type="string" table:number-columns-spanned="3" table:number-rows-spanned="1">
            <text:p>Avant shell</text:p>
          </table:table-cell>
          <table:covered-table-cell table:number-columns-repeated="2"/>
          <table:table-cell table:style-name="ce8" office:value-type="string" table:number-columns-spanned="3" table:number-rows-spanned="1">
            <text:p>Après shell</text:p>
          </table:table-cell>
          <table:covered-table-cell table:number-columns-repeated="2"/>
        </table:table-row>
        <table:table-row table:style-name="ro2">
          <table:table-cell/>
          <table:table-cell office:value-type="string">
            <text:p>CG 58</text:p>
          </table:table-cell>
          <table:table-cell office:value-type="string">
            <text:p>CG 66</text:p>
          </table:table-cell>
          <table:table-cell office:value-type="string">
            <text:p>CG 93</text:p>
          </table:table-cell>
          <table:table-cell office:value-type="string">
            <text:p>CG 58</text:p>
          </table:table-cell>
          <table:table-cell office:value-type="string">
            <text:p>CG 66</text:p>
          </table:table-cell>
          <table:table-cell office:value-type="string">
            <text:p>CG 93</text:p>
          </table:table-cell>
        </table:table-row>
        <table:table-row table:style-name="ro1">
          <table:table-cell office:value-type="string">
            <text:p>Empêcher les adressesfoyers en doublons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Empêcher les adressesfoyers de rang '01' en doublons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Empêcher plusieurs adressesfoyers de références la même adresse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Empêcher d'autres rgadr que '01', '02' ou '03' dans adressesfoyers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Empêcher que plusieurs dossiers n'aient le même numdemrsa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Empêcher que plusieurs foyers ne pointent vers le même dossier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table:style-name="ce2" office:value-type="string">
            <text:p>Empêcher que la colonne nir dans personnes contienne autre chose qu'un nir correct ou NULL</text:p>
          </table:table-cell>
          <table:table-cell table:style-name="ce7"/>
          <table:table-cell table:style-name="ce4" office:value-type="string">
            <text:p>Non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</table:table-row>
        <table:table-row table:style-name="ro1">
          <table:table-cell table:style-name="ce2" office:value-type="string">
            <text:p>Empêcher que le nom d'une personne ne soit mal formatté</text:p>
          </table:table-cell>
          <table:table-cell table:style-name="ce7"/>
          <table:table-cell table:style-name="ce4" office:value-type="string">
            <text:p>Non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</table:table-row>
        <table:table-row table:style-name="ro1">
          <table:table-cell table:style-name="ce2" office:value-type="string">
            <text:p>Empêcher que le prénom d'une personne ne soit mal formatté</text:p>
          </table:table-cell>
          <table:table-cell table:style-name="ce7"/>
          <table:table-cell table:style-name="ce4" office:value-type="string">
            <text:p>Non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</table:table-row>
        <table:table-row table:style-name="ro1">
          <table:table-cell table:style-name="ce2" office:value-type="string">
            <text:p>Empêcher que le nom de naissance d'une personne ne soit mal formatté</text:p>
          </table:table-cell>
          <table:table-cell table:style-name="ce7"/>
          <table:table-cell table:style-name="ce4" office:value-type="string">
            <text:p>Non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</table:table-row>
        <table:table-row table:style-name="ro1">
          <table:table-cell table:style-name="ce2" office:value-type="string">
            <text:p>Empêcher que le 2ème prénom d'une personne ne soit mal formatté</text:p>
          </table:table-cell>
          <table:table-cell table:style-name="ce7"/>
          <table:table-cell table:style-name="ce4" office:value-type="string">
            <text:p>Non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</table:table-row>
        <table:table-row table:style-name="ro1">
          <table:table-cell table:style-name="ce2" office:value-type="string">
            <text:p>Empêcher que le 3ème prénom d'une personne ne soit mal formatté</text:p>
          </table:table-cell>
          <table:table-cell table:style-name="ce7"/>
          <table:table-cell table:style-name="ce4" office:value-type="string">
            <text:p>Non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</table:table-row>
        <table:table-row table:style-name="ro1">
          <table:table-cell office:value-type="string">
            <text:p>Empêcher les doublons de personnes au sein d'un même foyer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Empêcher qu'un allocataire RSA ait plusieurs prestations de même nature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Empêcher qu'une personne du foyer ait plusieurs prestations de même nature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2">
          <table:table-cell table:style-name="Default" table:number-columns-repeated="7"/>
        </table:table-row>
        <table:table-row table:style-name="ro1">
          <table:table-cell table:style-name="ce3" office:value-type="string">
            <text:p>adressesSansAdressesfoyers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prestationsMemeNatureEtMemeRole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allocatairesSansCalculsdroitsrsa</text:p>
          </table:table-cell>
          <table:table-cell table:style-name="ce3"/>
          <table:table-cell office:value-type="float" office:value="2734">
            <text:p>2734</text:p>
          </table:table-cell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1">
          <table:table-cell table:style-name="ce3" office:value-type="string">
            <text:p>allocatairesPrestationPfaSansPrestationRsa</text:p>
          </table:table-cell>
          <table:table-cell table:style-name="ce3"/>
          <table:table-cell office:value-type="float" office:value="23">
            <text:p>2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adressesPourPlusieursAdressesfoyers</text:p>
          </table:table-cell>
          <table:table-cell table:style-name="ce3"/>
          <table:table-cell office:value-type="float" office:value="23973">
            <text:p>2397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adressesfoyersEnDoublon</text:p>
          </table:table-cell>
          <table:table-cell table:style-name="ce3"/>
          <table:table-cell office:value-type="float" office:value="62">
            <text:p>6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foyersSansPersonne</text:p>
          </table:table-cell>
          <table:table-cell table:style-name="ce3"/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4" office:value-type="string">
            <text:p>personnesAvecCaracteresInattendus</text:p>
          </table:table-cell>
          <table:table-cell table:style-name="ce4"/>
          <table:table-cell table:style-name="ce4" office:value-type="float" office:value="222">
            <text:p>222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</table:table-row>
        <table:table-row table:style-name="ro1">
          <table:table-cell table:style-name="ce3" office:value-type="string">
            <text:p>orientsstructsNonOrienteesNonAllocataires</text:p>
          </table:table-cell>
          <table:table-cell table:style-name="ce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nonAllocatairesAvecEntreesDansTablesMetiers</text:p>
          </table:table-cell>
          <table:table-cell table:style-name="ce3"/>
          <table:table-cell office:value-type="float" office:value="89">
            <text:p>89</text:p>
          </table:table-cell>
          <table:table-cell table:number-columns-repeated="2"/>
          <table:table-cell office:value-type="float" office:value="89">
            <text:p>89</text:p>
          </table:table-cell>
          <table:table-cell/>
        </table:table-row>
        <table:table-row table:style-name="ro1">
          <table:table-cell table:style-name="ce3" office:value-type="string">
            <text:p>plusieursFoyersPourUnDossier</text:p>
          </table:table-cell>
          <table:table-cell table:style-name="ce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</table:table>
      <table:table table:name="Contraint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>
            <text:p>Contraintes ajoutées par (???)</text:p>
          </table:table-cell>
          <table:table-cell table:number-columns-repeated="3"/>
        </table:table-row>
        <table:table-row table:style-name="ro1">
          <table:table-cell office:value-type="string">
            <text:p>Adressefoyer</text:p>
          </table:table-cell>
          <table:table-cell office:value-type="string">
            <text:p>adressesfoyers_foyer_id_rgadr_idx</text:p>
          </table:table-cell>
          <table:table-cell office:value-type="string">
            <text:p>UNIQUE INDEX</text:p>
          </table:table-cell>
          <table:table-cell/>
        </table:table-row>
        <table:table-row table:style-name="ro1">
          <table:table-cell/>
          <table:table-cell office:value-type="string">
            <text:p>adressesfoyers_actuelle_rsa_idx</text:p>
          </table:table-cell>
          <table:table-cell office:value-type="string">
            <text:p>UNIQUE INDEX</text:p>
          </table:table-cell>
          <table:table-cell/>
        </table:table-row>
        <table:table-row table:style-name="ro2">
          <table:table-cell/>
          <table:table-cell office:value-type="string">
            <text:p>adressesfoyers_adresse_id_idx</text:p>
          </table:table-cell>
          <table:table-cell office:value-type="string">
            <text:p>UNIQUE INDEX</text:p>
          </table:table-cell>
          <table:table-cell/>
        </table:table-row>
        <table:table-row table:style-name="ro2">
          <table:table-cell/>
          <table:table-cell office:value-type="string">
            <text:p>adressesfoyers_rgadr_correct_chk</text:p>
          </table:table-cell>
          <table:table-cell office:value-type="string">
            <text:p>CHECK</text:p>
          </table:table-cell>
          <table:table-cell/>
        </table:table-row>
        <table:table-row table:style-name="ro1">
          <table:table-cell office:value-type="string">
            <text:p>Dossier</text:p>
          </table:table-cell>
          <table:table-cell office:value-type="string">
            <text:p>dossiers_numdemrsa_idx</text:p>
          </table:table-cell>
          <table:table-cell office:value-type="string">
            <text:p>UNIQUE INDEX</text:p>
          </table:table-cell>
          <table:table-cell/>
        </table:table-row>
        <table:table-row table:style-name="ro1">
          <table:table-cell office:value-type="string">
            <text:p>Foyer</text:p>
          </table:table-cell>
          <table:table-cell office:value-type="string">
            <text:p>foyers_dossier_id_idx</text:p>
          </table:table-cell>
          <table:table-cell office:value-type="string">
            <text:p>UNIQUE INDEX</text:p>
          </table:table-cell>
          <table:table-cell/>
        </table:table-row>
        <table:table-row table:style-name="ro2">
          <table:table-cell office:value-type="string">
            <text:p>Personne</text:p>
          </table:table-cell>
          <table:table-cell office:value-type="string">
            <text:p>personnes_nir_correct_chk</text:p>
          </table:table-cell>
          <table:table-cell office:value-type="string">
            <text:p>CHECK</text:p>
          </table:table-cell>
          <table:table-cell/>
        </table:table-row>
        <table:table-row table:style-name="ro2">
          <table:table-cell/>
          <table:table-cell office:value-type="string">
            <text:p>personnes_nom_correct_chk</text:p>
          </table:table-cell>
          <table:table-cell office:value-type="string">
            <text:p>CHECK</text:p>
          </table:table-cell>
          <table:table-cell/>
        </table:table-row>
        <table:table-row table:style-name="ro2">
          <table:table-cell/>
          <table:table-cell office:value-type="string">
            <text:p>personnes_prenom_correct_chk</text:p>
          </table:table-cell>
          <table:table-cell office:value-type="string">
            <text:p>CHECK</text:p>
          </table:table-cell>
          <table:table-cell/>
        </table:table-row>
        <table:table-row table:style-name="ro2">
          <table:table-cell/>
          <table:table-cell office:value-type="string">
            <text:p>personnes_nomnai_correct_chk</text:p>
          </table:table-cell>
          <table:table-cell office:value-type="string">
            <text:p>CHECK</text:p>
          </table:table-cell>
          <table:table-cell/>
        </table:table-row>
        <table:table-row table:style-name="ro2">
          <table:table-cell/>
          <table:table-cell office:value-type="string">
            <text:p>personnes_prenom2_correct_chk</text:p>
          </table:table-cell>
          <table:table-cell office:value-type="string">
            <text:p>CHECK</text:p>
          </table:table-cell>
          <table:table-cell/>
        </table:table-row>
        <table:table-row table:style-name="ro2">
          <table:table-cell/>
          <table:table-cell office:value-type="string">
            <text:p>personnes_prenom3_correct_chk</text:p>
          </table:table-cell>
          <table:table-cell office:value-type="string">
            <text:p>CHECK</text:p>
          </table:table-cell>
          <table:table-cell/>
        </table:table-row>
        <table:table-row table:style-name="ro2">
          <table:table-cell/>
          <table:table-cell office:value-type="string">
            <text:p>personnes_unique_par_foyer_idx</text:p>
          </table:table-cell>
          <table:table-cell office:value-type="string">
            <text:p>UNIQUE INDEX</text:p>
          </table:table-cell>
          <table:table-cell office:value-type="string">
            <text:p>foyer_id, nom, prenom, dtnai, nir</text:p>
          </table:table-cell>
        </table:table-row>
        <table:table-row table:style-name="ro1">
          <table:table-cell office:value-type="string">
            <text:p>Prestation</text:p>
          </table:table-cell>
          <table:table-cell office:value-type="string">
            <text:p>prestations_allocataire_rsa_idx</text:p>
          </table:table-cell>
          <table:table-cell office:value-type="string">
            <text:p>UNIQUE INDEX</text:p>
          </table:table-cell>
          <table:table-cell/>
        </table:table-row>
        <table:table-row table:style-name="ro1">
          <table:table-cell/>
          <table:table-cell office:value-type="string">
            <text:p>prestations_personne_id_natprest_idx</text:p>
          </table:table-cell>
          <table:table-cell office:value-type="string">
            <text:p>UNIQUE INDEX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7/09/2011</text:date>, <text:time>18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9-27T11:04:09</meta:creation-date>
    <meta:generator>LibreOffice/3.3$Linux LibreOffice_project/330m19$Build-202</meta:generator>
    <dc:date>2011-09-27T18:03:16</dc:date>
    <dc:creator>Christian Buffin</dc:creator>
    <meta:editing-duration>PT6H52M42S</meta:editing-duration>
    <meta:editing-cycles>20</meta:editing-cycles>
    <meta:document-statistic meta:table-count="2" meta:cell-count="123" meta:object-count="0"/>
  </office:meta>
</office:document-meta>
</file>